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c5cd" officeooo:paragraph-rsid="0021c5cd"/>
    </style:style>
    <style:style style:name="P2" style:family="paragraph" style:parent-style-name="Standard">
      <style:text-properties fo:font-size="14pt" fo:font-weight="bold" officeooo:rsid="0021c5cd" officeooo:paragraph-rsid="0021c5cd" style:font-size-asian="14pt" style:font-weight-asian="bold" style:font-size-complex="14pt" style:font-weight-complex="bold"/>
    </style:style>
    <style:style style:name="P3" style:family="paragraph" style:parent-style-name="Standard">
      <style:text-properties officeooo:rsid="00381a49" officeooo:paragraph-rsid="00381a49"/>
    </style:style>
    <style:style style:name="P4" style:family="paragraph" style:parent-style-name="Standard">
      <style:text-properties officeooo:rsid="003b3c60" officeooo:paragraph-rsid="003eaf67"/>
    </style:style>
    <style:style style:name="P5" style:family="paragraph" style:parent-style-name="Standard">
      <style:text-properties officeooo:rsid="003b3c60" officeooo:paragraph-rsid="00589bc5"/>
    </style:style>
    <style:style style:name="P6" style:family="paragraph" style:parent-style-name="Standard">
      <style:text-properties fo:font-weight="normal" officeooo:rsid="00360226" officeooo:paragraph-rsid="0040d2bf" style:font-weight-asian="normal" style:font-weight-complex="normal"/>
    </style:style>
    <style:style style:name="P7" style:family="paragraph" style:parent-style-name="Standard">
      <style:text-properties fo:font-weight="normal" officeooo:rsid="0042cfe4" officeooo:paragraph-rsid="0042cfe4" style:font-weight-asian="normal" style:font-weight-complex="normal"/>
    </style:style>
    <style:style style:name="P8" style:family="paragraph" style:parent-style-name="Standard">
      <style:text-properties fo:font-weight="normal" officeooo:rsid="0061a9f4" officeooo:paragraph-rsid="0061a9f4" style:font-weight-asian="normal" style:font-weight-complex="normal"/>
    </style:style>
    <style:style style:name="P9" style:family="paragraph" style:parent-style-name="Standard">
      <style:text-properties officeooo:paragraph-rsid="0023e576"/>
    </style:style>
    <style:style style:name="P10" style:family="paragraph" style:parent-style-name="Standard">
      <style:text-properties fo:font-weight="bold" officeooo:rsid="0054723b" officeooo:paragraph-rsid="0054723b" style:font-weight-asian="bold" style:font-weight-complex="bold"/>
    </style:style>
    <style:style style:name="P11" style:family="paragraph" style:parent-style-name="Standard">
      <style:text-properties officeooo:rsid="00547da9" officeooo:paragraph-rsid="00568a53"/>
    </style:style>
    <style:style style:name="P12" style:family="paragraph" style:parent-style-name="Standard">
      <style:text-properties officeooo:rsid="00589bc5" officeooo:paragraph-rsid="00589bc5"/>
    </style:style>
    <style:style style:name="P13" style:family="paragraph" style:parent-style-name="Text_20_body">
      <style:text-properties fo:font-weight="bold" officeooo:rsid="00568a53" officeooo:paragraph-rsid="00568a53" style:font-weight-asian="bold" style:font-weight-complex="bold"/>
    </style:style>
    <style:style style:name="P14" style:family="paragraph" style:parent-style-name="Standard" style:list-style-name="L3"/>
    <style:style style:name="P15" style:family="paragraph" style:parent-style-name="Text_20_body" style:list-style-name="L1"/>
    <style:style style:name="P16" style:family="paragraph" style:parent-style-name="Text_20_body" style:list-style-name="L1">
      <style:text-properties officeooo:rsid="0064f9d9" officeooo:paragraph-rsid="0064f9d9"/>
    </style:style>
    <style:style style:name="P17" style:family="paragraph" style:parent-style-name="Text_20_body" style:list-style-name="L1">
      <style:text-properties officeooo:rsid="00b047bb" officeooo:paragraph-rsid="00b047bb"/>
    </style:style>
    <style:style style:name="P18" style:family="paragraph" style:parent-style-name="Text_20_body" style:list-style-name="L2"/>
    <style:style style:name="P19" style:family="paragraph" style:parent-style-name="Text_20_body" style:list-style-name="L3">
      <style:text-properties officeooo:paragraph-rsid="0058f649"/>
    </style:style>
    <style:style style:name="T1" style:family="text">
      <style:text-properties officeooo:rsid="00296d62"/>
    </style:style>
    <style:style style:name="T2" style:family="text">
      <style:text-properties officeooo:rsid="00382c77"/>
    </style:style>
    <style:style style:name="T3" style:family="text">
      <style:text-properties fo:font-weight="bold" style:font-weight-asian="bold" style:font-weight-complex="bold"/>
    </style:style>
    <style:style style:name="T4" style:family="text">
      <style:text-properties style:font-name="Liberation Serif" fo:font-size="12pt" fo:font-weight="bold" officeooo:rsid="0016d9ff" style:font-size-asian="12pt" style:font-weight-asian="bold" style:font-size-complex="12pt" style:font-weight-complex="bold"/>
    </style:style>
    <style:style style:name="T5" style:family="text">
      <style:text-properties style:font-name="Liberation Serif" fo:font-size="12pt" fo:font-weight="bold" officeooo:rsid="002ae1e5" style:font-size-asian="12pt" style:font-weight-asian="bold" style:font-size-complex="12pt" style:font-weight-complex="bold"/>
    </style:style>
    <style:style style:name="T6" style:family="text">
      <style:text-properties style:font-name="Liberation Serif" fo:font-size="12pt" fo:font-weight="bold" officeooo:rsid="0023e576" style:font-size-asian="12pt" style:font-weight-asian="bold" style:font-size-complex="12pt" style:font-weight-complex="bold"/>
    </style:style>
    <style:style style:name="T7" style:family="text">
      <style:text-properties fo:font-weight="normal" officeooo:rsid="00589bc5" style:font-weight-asian="normal" style:font-weight-complex="normal"/>
    </style:style>
    <style:style style:name="T8" style:family="text">
      <style:text-properties fo:font-weight="normal" officeooo:rsid="009770c2" style:font-weight-asian="normal" style:font-weight-complex="normal"/>
    </style:style>
    <style:style style:name="T9" style:family="text">
      <style:text-properties officeooo:rsid="0061ea4e"/>
    </style:style>
    <style:style style:name="T10" style:family="text">
      <style:text-properties officeooo:rsid="0064f9d9"/>
    </style:style>
    <style:style style:name="T11" style:family="text">
      <style:text-properties officeooo:rsid="00689b90"/>
    </style:style>
    <style:style style:name="T12" style:family="text">
      <style:text-properties officeooo:rsid="006a555b"/>
    </style:style>
    <style:style style:name="T13" style:family="text">
      <style:text-properties officeooo:rsid="006d0c17"/>
    </style:style>
    <style:style style:name="T14" style:family="text">
      <style:text-properties officeooo:rsid="007167eb"/>
    </style:style>
    <style:style style:name="T15" style:family="text">
      <style:text-properties officeooo:rsid="007d66be"/>
    </style:style>
    <style:style style:name="T16" style:family="text">
      <style:text-properties officeooo:rsid="004dffcc"/>
    </style:style>
    <style:style style:name="T17" style:family="text">
      <style:text-properties officeooo:rsid="00a6f968"/>
    </style:style>
    <style:style style:name="T18" style:family="text">
      <style:text-properties officeooo:rsid="00aea22a"/>
    </style:style>
    <style:style style:name="T19" style:family="text">
      <style:text-properties officeooo:rsid="00b24c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yoos, <text:span text:style-name="T1">das</text:span> Netzwerk für einen sozialen Wandel</text:p>
      <text:p text:style-name="P1"/>
      <text:p text:style-name="P9"><text:span text:style-name="T4">Diese </text:span><text:span text:style-name="T5">Internetplattform</text:span><text:span text:style-name="T4"> widmet sich der Frage, was </text:span><text:span text:style-name="T6">jeder Einzelne tun kann,</text:span><text:span text:style-name="T4"> um unsere Welt zum Positiven zu verändern. </text:span><text:span text:style-name="T3">Die Vision ist ein soziales Netzwerk, welches inspiriert, die Augen öffnet und Wege zu einem achtsamen Leben aufzeigt. </text:span></text:p>
      <text:p text:style-name="P1"/>
      <text:p text:style-name="P11">Ein achtsames Leben führen, wie <text:span text:style-name="T9">setze</text:span> ich das <text:span text:style-name="T9">in die Tat</text:span> <text:span text:style-name="T9">um</text:span>? Welche Projekte und <text:span text:style-name="T19">Organisationen</text:span> existieren bereits, <text:span text:style-name="T11">die</text:span> nachhaltige Lösungen für aktuelle Probleme <text:span text:style-name="T10">anbieten</text:span>? Auf diese Fragen <text:span text:style-name="T12">gibt es schon heute</text:span> unzählige gute Antworten. Ein Ziel dieser Plattform ist es, dieses Wissen jedem leicht zugänglich zu machen. Da Elyoos mit diesem Grundgedanken entwickelt wurde, ergeben sich einige Vorteile gegenüber bestehenden sozialen Netzwerken:</text:p>
      <text:p text:style-name="Standard"/>
      <text:list xml:id="list4023442081785089565" text:style-name="L1">
        <text:list-item>
          <text:p text:style-name="P15">Beiträge werden explizit zur Thematik erstellt und geteilt. Dadurch gehen die relevanten Informationen nicht in der Flut von allgemeinen Beiträgen unter.</text:p>
        </text:list-item>
        <text:list-item>
          <text:p text:style-name="P15">Übersichtliche, <text:span text:style-name="T12">intuitive</text:span> Darstellung mit detaillierten Filtermöglichkeiten.</text:p>
        </text:list-item>
        <text:list-item>
          <text:p text:style-name="P16">Vernetzung einer Bewegung, welche sich aktiv für eine positive Veränderung der Gesellschaft einsetzt.</text:p>
        </text:list-item>
        <text:list-item>
          <text:p text:style-name="P17">Die Elyoos Community kann mit Hilfe der Feedback Funktionalität Einfluss auf die Weiterentwicklung des Projektes nehmen. </text:p>
        </text:list-item>
        <text:list-item>
          <text:p text:style-name="P15">Keine Werbung. Das Projekt wird ausschliesslich über Spenden finanziert.</text:p>
        </text:list-item>
        <text:list-item>
          <text:p text:style-name="P15">Deine Daten werden nicht an Dritte weitergegeben.</text:p>
        </text:list-item>
      </text:list>
      <text:p text:style-name="P13">Was wurde bereits umgesetzt?</text:p>
      <text:p text:style-name="Text_20_body"><text:span text:style-name="T8">F</text:span><text:span text:style-name="T7">olgende Funktionen </text:span><text:span text:style-name="T8">sind zu diesem Zeitpunkt realisiert</text:span><text:span text:style-name="T7">:</text:span></text:p>
      <text:list xml:id="list7923192602115486361" text:style-name="L2">
        <text:list-item>
          <text:p text:style-name="P18">Du kannst dich mit Gleichgesinnten vernetzen.</text:p>
        </text:list-item>
        <text:list-item>
          <text:p text:style-name="P18"><text:span text:style-name="T17">Empfehle</text:span> Bücher, Videos, Blogs oder Weblinks zu den Themen Umwelt, Gesundheit, Spiritualität, Persönliche Entwicklung, Gesellschaft, Bildung, Wirtschaft und Politik.</text:p>
        </text:list-item>
        <text:list-item>
          <text:p text:style-name="P18">Es werden dir die Beiträge angezeigt, welche <text:span text:style-name="T13">die meisten Empfehlungen erhalten</text:span>.</text:p>
        </text:list-item>
        <text:list-item>
          <text:p text:style-name="P18">Schreibe Blogs um deine Gedanken zum sozialen Wandel mitzuteilen.</text:p>
        </text:list-item>
        <text:list-item>
          <text:p text:style-name="P18">Sende Nachrichten an andere User_<text:span text:style-name="T13">innen</text:span> von Elyoos.</text:p>
        </text:list-item>
      </text:list>
      <text:p text:style-name="P10">W<text:span text:style-name="T14">elches</text:span> sind die nächsten Schritte?</text:p>
      <text:p text:style-name="P3"/>
      <text:p text:style-name="P12">Mit dem aktuellen Stand des Projektes <text:span text:style-name="T13">ist</text:span> erst der Grundstein gelegt. Es brauch<text:span text:style-name="T13">t</text:span> noch viel Entwicklungsarbeit, damit aus der Vision eines weltumspannenden Netzwerkes für den sozialen Wandel Realität wird. Dir bietet sich <text:span text:style-name="T13">hier</text:span> die einmalige <text:span text:style-name="T13">Gelegenheit</text:span> an der Erschaffung einer Plattform mitzuwirken, welche einen positiven Beitrag zur Entwicklung der Gesellschaft leistet. <text:span text:style-name="T18">Mit einer regen Nutzung von Elyoos und möglichst viel konstruktives Feedback hilfst Du mit, dass Elyoos dieses Ziel erreicht</text:span>. <text:span text:style-name="T18">F</text:span>olgende<text:span text:style-name="T11">n</text:span> Funktionalität<text:span text:style-name="T11">en werden voraussichtlich als nächstes</text:span> umzusetzen:</text:p>
      <text:p text:style-name="P5"/>
      <text:list xml:id="list1979752746083734602" text:style-name="L3">
        <text:list-item>
          <text:p text:style-name="P19"><text:soft-page-break/>Wäre es zum Beispiel nicht interessant zu wissen, ob es eine Meditationsgruppe in deiner Nähe gibt? Elyoos soll dir einen Überblick über die Möglichkeiten in deiner Umgebung verschaffen.</text:p>
        </text:list-item>
        <text:list-item>
          <text:p text:style-name="P19">Ein Forum, in dem Fragen zu aktuellen Themen gestellt und diskutiert werden können.</text:p>
        </text:list-item>
        <text:list-item>
          <text:p text:style-name="P19">Feinschliff der bestehenden Funktionen.</text:p>
        </text:list-item>
        <text:list-item>
          <text:p text:style-name="P14">Im Moment ist die Seite für den deutschsprachigen Raum konzipiert. Eine Übersetzung ins Englische <text:span text:style-name="T13">folgt</text:span>.</text:p>
        </text:list-item>
      </text:list>
      <text:p text:style-name="P4"/>
      <text:p text:style-name="P6">Ich bin der Überzeugung, dass die Zeit reif ist für ein soziales Netzwerk, <text:span text:style-name="T11">welches</text:span> einen echten Beitrag zur Verbesserung unserer Welt leistet. <text:span text:style-name="T2">Damit dies möglich wird, danke ich dir vielmals für deine Unterstützung!</text:span></text:p>
      <text:p text:style-name="P8"/>
      <text:p text:style-name="P7"/>
      <text:p text:style-name="P7"/>
      <text:p text:style-name="P6"/>
      <text:p text:style-name="P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9:32:55.866000000</meta:creation-date>
    <meta:generator>LibreOffice/5.1.6.2$Windows_x86 LibreOffice_project/07ac168c60a517dba0f0d7bc7540f5afa45f0909</meta:generator>
    <dc:date>2017-01-11T17:54:01.167000000</dc:date>
    <meta:editing-duration>P1DT11H41M38S</meta:editing-duration>
    <meta:editing-cycles>87</meta:editing-cycles>
    <meta:print-date>2016-09-03T14:08:04.076000000</meta:print-date>
    <meta:document-statistic meta:table-count="0" meta:image-count="0" meta:object-count="0" meta:page-count="2" meta:paragraph-count="23" meta:word-count="431" meta:character-count="3037" meta:non-whitespace-character-count="2642"/>
  </office:meta>
</office:document-meta>
</file>